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45-2014</text:p>
      <text:p text:style-name="P44"><text:span text:style-name="T5">Maturín, </text:span><text:span text:style-name="Fuente_20_de_20_párrafo_20_predeter."><text:span text:style-name="T3">20</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Agosto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49-2014</text:span><text:span text:style-name="T14"> </text:span><text:span text:style-name="T8">DE FECHA 13-08-2014</text:span></text:p>
      <text:p text:style-name="P36"/>
      <text:p text:style-name="P29"><text:span text:style-name="T8">OBJETO: </text:span><text:span text:style-name="T9">ADQUISICIÓN DE BOTELLONES PLASTICOS, CASILLERO PARA BOTELLONES Y SUMINISTRO DE AGUA POTABLE PARA USO EXCLUSIVO DE ÉSTE ÓRGANO DE CONTROL FISCAL.</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CORPORACION RENDON  Y SANTAMARIA, C.A.<text:line-break/>- Oferta "B": CORPORACIÓN SANTA MARIA, C.A<text:line-break/>- Oferta "C": LA NENA AGUA MINERAL, 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30</text:p>
          </table:table-cell>
          <table:table-cell table:style-name="Tabla4.A2" office:value-type="string">
            <text:p text:style-name="P40">10</text:p>
          </table:table-cell>
          <table:table-cell table:style-name="Tabla4.A2" office:value-type="string">
            <text:p text:style-name="P39">10</text:p>
          </table:table-cell>
          <table:table-cell table:style-name="Tabla4.E2" office:value-type="string">
            <text:p text:style-name="P43"><text:span text:style-name="T12">50</text:span><text:span text:style-name="T12"/></text:p>
          </table:table-cell>
        </table:table-row>
        <table:table-row>
          <table:table-cell table:style-name="Tabla4.A2" office:value-type="string">
            <text:p text:style-name="P41">Oferta "B"</text:p>
          </table:table-cell>
          <table:table-cell table:style-name="Tabla4.A2" office:value-type="string">
            <text:p text:style-name="P39">20</text:p>
          </table:table-cell>
          <table:table-cell table:style-name="Tabla4.A2" office:value-type="string">
            <text:p text:style-name="P40">10</text:p>
          </table:table-cell>
          <table:table-cell table:style-name="Tabla4.A2" office:value-type="string">
            <text:p text:style-name="P39">10</text:p>
          </table:table-cell>
          <table:table-cell table:style-name="Tabla4.E2" office:value-type="string">
            <text:p text:style-name="P43"><text:span text:style-name="T12">40</text:span><text:span text:style-name="T12"/></text:p>
          </table:table-cell>
        </table:table-row>
        <table:table-row>
          <table:table-cell table:style-name="Tabla4.A2" office:value-type="string">
            <text:p text:style-name="P41">Oferta "C"</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CORPORACION RENDON  Y SANTAMARIA, C.A.</text:span></text:p>
          </table:table-cell>
          <table:table-cell table:style-name="Tabla3.A3" office:value-type="string">
            <text:p text:style-name="P49">Oferta mas Economica<text:line-break/><text:line-break/>Monto oferta "A"</text:p>
          </table:table-cell>
          <table:table-cell table:style-name="Tabla3.A3" office:value-type="string">
            <text:p text:style-name="P49">12.001,92<text:line-break/><text:line-break/><text:line-break/>12.500,10</text:p>
          </table:table-cell>
          <table:table-cell table:style-name="Tabla3.A3" office:value-type="string">
            <text:p text:style-name="P49">0,96</text:p>
          </table:table-cell>
          <table:table-cell table:style-name="Tabla3.A3" office:value-type="string">
            <text:p text:style-name="P50">40</text:p>
          </table:table-cell>
          <table:table-cell table:style-name="Tabla3.F3" office:value-type="string">
            <text:p text:style-name="P4">38,41</text:p>
          </table:table-cell>
        </table:table-row>
        <table:table-row>
          <table:table-cell table:style-name="Tabla3.A3" office:value-type="string">
            <text:p text:style-name="P5"><text:span text:style-name="T11"/><text:span text:style-name="T13">"B": CORPORACIÃN SANTA MARIA, C.A</text:span></text:p>
          </table:table-cell>
          <table:table-cell table:style-name="Tabla3.A3" office:value-type="string">
            <text:p text:style-name="P49">Oferta mas Economica<text:line-break/><text:line-break/>Monto oferta "B"</text:p>
          </table:table-cell>
          <table:table-cell table:style-name="Tabla3.A3" office:value-type="string">
            <text:p text:style-name="P49">12.001,92<text:line-break/><text:line-break/><text:line-break/>12.001,92</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A3" office:value-type="string">
            <text:p text:style-name="P5"><text:span text:style-name="T11"/><text:span text:style-name="T13">"C": LA NENA AGUA MINERAL, C.A</text:span></text:p>
          </table:table-cell>
          <table:table-cell table:style-name="Tabla3.A3" office:value-type="string">
            <text:p text:style-name="P49">Oferta mas Economica<text:line-break/><text:line-break/>Monto oferta "C"</text:p>
          </table:table-cell>
          <table:table-cell table:style-name="Tabla3.A3" office:value-type="string">
            <text:p text:style-name="P49">12.001,92<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CORPORACION RENDON  Y SANTAMARIA, C.A.</text:p>
          </table:table-cell>
          <table:table-cell table:style-name="Tabla1.A2" office:value-type="string">
            <text:p text:style-name="P42">50</text:p>
          </table:table-cell>
          <table:table-cell table:style-name="Tabla1.A2" office:value-type="string">
            <text:p text:style-name="P42">38,41</text:p>
          </table:table-cell>
          <table:table-cell table:style-name="Tabla1.A1" office:value-type="string">
            <text:p text:style-name="P3">88,41</text:p>
          </table:table-cell>
        </table:table-row>
        <table:table-row table:style-name="Tabla1.4">
          <table:table-cell table:style-name="Tabla1.A2" office:value-type="string">
            <text:p text:style-name="P2">"B"</text:p>
          </table:table-cell>
          <table:table-cell table:style-name="Tabla1.A2" office:value-type="string">
            <text:p text:style-name="P42">CORPORACIÓN SANTA MARIA, C.A</text:p>
          </table:table-cell>
          <table:table-cell table:style-name="Tabla1.A2" office:value-type="string">
            <text:p text:style-name="P42">40</text:p>
          </table:table-cell>
          <table:table-cell table:style-name="Tabla1.A2" office:value-type="string">
            <text:p text:style-name="P42">40,00</text:p>
          </table:table-cell>
          <table:table-cell table:style-name="Tabla1.A1" office:value-type="string">
            <text:p text:style-name="P3">80,00</text:p>
          </table:table-cell>
        </table:table-row>
        <table:table-row table:style-name="Tabla1.4">
          <table:table-cell table:style-name="Tabla1.A2" office:value-type="string">
            <text:p text:style-name="P2">"C"</text:p>
          </table:table-cell>
          <table:table-cell table:style-name="Tabla1.A2" office:value-type="string">
            <text:p text:style-name="P42">LA NENA AGUA MINERAL, 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
      <text:p text:style-name="P35">* 0=No Presento</text:p>
      <text:p text:style-name="P12"/>
      <text:p text:style-name="P12"/>
      <text:p text:style-name="P12">CONCLUSIÓN:</text:p>
      <text:p text:style-name="P12"/>
      <text:p text:style-name="P14">Una vez efectuada la revisión y análisis de la documentación contenida en el expediente administrativo, a la luz de la normativa legal vigente, esta Dirección concluye que en el caso bajo análisis, la empresa participante cumple con las especificaciones técnicas establecidas en las invitaciones, ofreciendo calidad de servicio, tiempo de respuesta inmediato. Que los recaudos exigidos para la calificación legal aún y cuando no tienen puntuación, fueron presentados a cabalidad. De la evaluación correspondiente a la capacidad técnica se obtuvo que: CORPORACIÓN RENDON Y SANTAMARIA, C.A., tiene una capacidad técnica respaldada con nueve (9) años de experiencia en el ramo, nómina fija promedio anual (número de trabajadores) de cuatro (4) y capacidad de contratación. CORPORACIÓN SANTAMARIA, C.A., tiene una capacidad técnica respaldada con tres (3) años de experiencia en el ramo, nómina fija promedio anual (número de trabajadores) de tres (3) y capacidad de contratación. </text:p>
      <text:p text:style-name="P32"/>
      <text:p text:style-name="P27"/>
      <text:p text:style-name="P12">RECOMENDACIÓN:</text:p>
      <text:p text:style-name="P17">1.- En atención al estudio y análisis legal, técnico y financiero realizado a la oferta presentada por la empresa antes señalada, ésta Unidad Contratante determinó que las empresas: CORPORACIÓN RENDON Y SANTAMARIA, C.A., y CORPORACIÓN SANTA MARÍA, C.A., califican como ganadoras en el presente procedimiento de selección de contratistas, por el conocimiento como empresa en el ramo. Los aspectos antes indicados son la base que nos permite realizar la siguiente recomendación.<text:line-break/>2.- Se recomienda de conformidad con lo previsto en el artículo 85 segundo párrafo de la Ley de Contrataciones Públicas; publicada en Gaceta Oficial de la República Bolivariana de Venezuela Nº 39.503 de fecha 06/09/2010, OTORGAR la adjudicación en el procedimiento administrativo N° CEM-PC-02-01-0048-2014 de Contratación Pública realizado bajo la modalidad de Consulta de Precio, para la ADQUISICIÓN DE BOTELLONES PLÁSTICOS, CASILLERO PARA BOTELLONES Y SUMINISTRO DE AGUA POTABLE PARA USO EXCLUSIVO DE ÉSTE ÓRGANO DE CONTROL FISCAL, a las empresas:<text:line-break/>*CORPORACIÓN RENDON Y SANTAMARIA, C.A., Rif J-31520435-5 por un monto de BOLÍVARES DOCE MÍL QUINIENTOS CON  DIEZ CÉNTIMOS (Bs. 12.500,10) para adquisición de treinta (30) botellones plásticos para agua potable y un (1) casillero metálico para almacenaje de botellones plásticos.<text:line-break/>*CORPORACIÓN SANTA MARIA, C.A., Rif J-31290505-0 por un monto de BOLÍVARES DOCE MÍL UNO CON NOVENTA Y DOS CÉNTIMOS (Bs. 12.001,92) para suministro de reposición de agua potable para botellones plásticos.</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RENA CAROLINA SALAS VÁSQUEZ</text:p>
            <text:p text:style-name="P24">JEFE DE LA DIVISIÓN DE ADMINISTRACIóN Y TESORERIA</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